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5800000258E4FE3BBA.png" manifest:media-type="image/png"/>
  <manifest:file-entry manifest:full-path="Pictures/10000201000001540000011AF17344FA.png" manifest:media-type="image/png"/>
  <manifest:file-entry manifest:full-path="Pictures/100002010000025800000258091678D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4.143cm" svg:x="0.238cm" svg:y="0.625cm">
          <draw:image xlink:href="Pictures/10000201000001540000011AF17344FA.png" xlink:type="simple" xlink:show="embed" xlink:actuate="onLoad">
            <text:p/>
          </draw:image>
        </draw:frame>
        <draw:frame draw:style-name="gr1" draw:text-style-name="P1" draw:layer="layout" svg:width="5cm" svg:height="5cm" svg:x="3.318cm" svg:y="5.857cm">
          <draw:image xlink:href="Pictures/100002010000025800000258091678D6.png" xlink:type="simple" xlink:show="embed" xlink:actuate="onLoad">
            <text:p/>
          </draw:image>
        </draw:frame>
        <draw:frame draw:style-name="gr1" draw:text-style-name="P1" draw:layer="layout" svg:width="5cm" svg:height="5.001cm" svg:x="5.898cm" svg:y="0.18cm">
          <draw:image xlink:href="Pictures/100002010000025800000258E4FE3BBA.png" xlink:type="simple" xlink:show="embed" xlink:actuate="onLoad">
            <text:p/>
          </draw:image>
        </draw:frame>
        <draw:frame draw:style-name="gr2" draw:text-style-name="P1" draw:layer="layout" svg:width="1.397cm" svg:height="1.012cm" svg:x="4.464cm" svg:y="4.345cm">
          <draw:text-box>
            <text:p text:style-name="P1">(a)</text:p>
          </draw:text-box>
        </draw:frame>
        <draw:frame draw:style-name="gr2" draw:text-style-name="P1" draw:layer="layout" svg:width="1.397cm" svg:height="1.012cm" svg:x="10.065cm" svg:y="4.345cm">
          <draw:text-box>
            <text:p text:style-name="P1">(b)</text:p>
          </draw:text-box>
        </draw:frame>
        <draw:frame draw:style-name="gr2" draw:text-style-name="P1" draw:layer="layout" svg:width="1.397cm" svg:height="1.012cm" svg:x="7.466cm" svg:y="10.045cm">
          <draw:text-box>
            <text:p text:style-name="P1">(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11.1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lio </meta:initial-creator>
    <meta:creation-date>2013-11-15T09:32:39</meta:creation-date>
    <dc:date>2013-11-15T13:15:43</dc:date>
    <dc:creator>helio </dc:creator>
    <meta:editing-duration>PT3H39M15S</meta:editing-duration>
    <meta:editing-cycles>2</meta:editing-cycles>
    <meta:generator>LibreOffice/3.5$Linux_x86 LibreOffice_project/350m1$Build-2</meta:generator>
    <meta:document-statistic meta:object-count="6"/>
  </office:meta>
</office:document-meta>
</file>